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E80000045CCAF6EA0B4342512E.png" manifest:media-type="image/png"/>
  <manifest:file-entry manifest:full-path="Pictures/100000000000014C0000012CD14BBC7B20D81CDA.png" manifest:media-type="image/png"/>
  <manifest:file-entry manifest:full-path="Pictures/100000000000010D000000FFD0A99809D769E253.png" manifest:media-type="image/png"/>
  <manifest:file-entry manifest:full-path="Pictures/100000000000002900000028D0CB43D0957A6826.png" manifest:media-type="image/png"/>
  <manifest:file-entry manifest:full-path="Pictures/10000000000001300000012333E2B62B52B83BCB.png" manifest:media-type="image/png"/>
  <manifest:file-entry manifest:full-path="Pictures/100000000000002700000026067E8553F568ED39.png" manifest:media-type="image/png"/>
  <manifest:file-entry manifest:full-path="Pictures/100002000000000A0000000A5CBD833091249E98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Front_20_Matter_20_Titles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9"><draw:frame draw:style-name="fr1" draw:name="Image7" text:anchor-type="paragraph" svg:width="298.35pt" svg:height="488.75pt" draw:z-index="0"><draw:image xlink:href="Pictures/10000201000002E80000045CCAF6EA0B4342512E.png" xlink:type="simple" xlink:show="embed" xlink:actuate="onLoad"/></draw:frame><text:span text:style-name="Choic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4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4.25pt" fo:border="0.06pt solid #000000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067E8553F568ED39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067E8553F568ED39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067E8553F568ED39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067E8553F568ED39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067E8553F568ED39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067E8553F568ED39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067E8553F568ED39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067E8553F568ED39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067E8553F568ED39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067E8553F568ED39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D0CB43D0957A6826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D0CB43D0957A6826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D0CB43D0957A6826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D0CB43D0957A6826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D0CB43D0957A6826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D0CB43D0957A6826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D0CB43D0957A6826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D0CB43D0957A6826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D0CB43D0957A6826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D0CB43D0957A6826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939*"/>
    </style:style>
    <style:style style:name="Table2.B" style:family="table-column">
      <style:table-column-properties style:rel-column-width="58596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59492*"/>
    </style:style>
    <style:style style:name="Table7.B" style:family="table-column">
      <style:table-column-properties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0</text:page-number>.</text:p>
            </table:table-cell>
            <table:table-cell office:value-type="string">
              <text:p text:style-name="MP5">Designing with LibreOffice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/></text:p>
            </table:table-cell>
            <table:table-cell office:value-type="string">
              <text:p text:style-name="MP7"><text:page-number text:select-page="current">0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4:37:45.867376059</meta:creation-date>
    <meta:editing-duration>PT36S</meta:editing-duration>
    <meta:editing-cycles>2</meta:editing-cycles>
    <meta:generator>LibreOffice/5.0.3.2$Linux_x86 LibreOffice_project/e5f16313668ac592c1bfb310f4390624e3dbfb75</meta:generator>
    <dc:title>designing-with-libreoffice</dc:title>
    <meta:initial-creator>Bruce Byfield</meta:initial-creator>
    <dc:date>2016-03-19T14:38:21.213011595</dc:date>
    <dc:creator>Bruce Byfield</dc:creator>
    <meta:document-statistic meta:table-count="4" meta:image-count="1" meta:object-count="0" meta:page-count="1" meta:paragraph-count="8" meta:word-count="7" meta:character-count="34" meta:non-whitespace-character-count="32"/>
    <meta:template xlink:type="simple" xlink:actuate="onRequest" xlink:title="designing-with-libreoffice" xlink:href="../../../../.config/libreoffice/4/user/template/designing-with-libreoffice.ott" meta:date="2016-03-19T14:37:45.504925030"/>
  </office:meta>
</office:document-meta>
</file>